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39cm" fo:margin-left="-0.238cm" fo:margin-right="-1.561cm" fo:margin-top="0cm" fo:margin-bottom="0cm" table:align="margins"/>
    </style:style>
    <style:style style:name="Tabella1.A" style:family="table-column">
      <style:table-column-properties style:column-width="3.649cm" style:rel-column-width="14036*"/>
    </style:style>
    <style:style style:name="Tabella1.B" style:family="table-column">
      <style:table-column-properties style:column-width="13.39cm" style:rel-column-width="51499*"/>
    </style:style>
    <style:style style:name="Tabella1.1" style:family="table-row">
      <style:table-row-properties style:min-row-height="0.002cm" style:keep-together="true" fo:keep-together="auto"/>
    </style:style>
    <style:style style:name="Tabella1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la1.A3" style:family="table-cell">
      <style:table-cell-properties style:vertical-align="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A5" style:family="table-cell">
      <style:table-cell-properties style:vertical-align="" fo:background-color="#000000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A11" style:family="table-cell">
      <style:table-cell-properties style:vertical-align="" fo:background-color="#ffffff" fo:padding="0.191cm" fo:border="none">
        <style:background-image/>
      </style:table-cell-properties>
    </style:style>
    <style:style style:name="Tabella1.A21" style:family="table-cell">
      <style:table-cell-properties style:vertical-align="" fo:background-color="#ffffff" fo:padding="0.191cm" fo:border-left="none" fo:border-right="none" fo:border-top="none" fo:border-bottom="0.002cm solid #000000">
        <style:background-image/>
      </style:table-cell-properties>
    </style:style>
    <style:style style:name="Tabella1.30" style:family="table-row">
      <style:table-row-properties style:min-row-height="0.476cm" style:keep-together="true" fo:keep-together="auto"/>
    </style:style>
    <style:style style:name="Tabella1.39" style:family="table-row">
      <style:table-row-properties style:min-row-height="0.286cm" style:keep-together="true" fo:keep-together="auto"/>
    </style:style>
    <style:style style:name="Tabella1.A66" style:family="table-cell">
      <style:table-cell-properties style:vertical-align="" fo:background-color="#000000" fo:padding-left="0.191cm" fo:padding-right="0.191cm" fo:padding-top="0cm" fo:padding-bottom="0cm" fo:border="0.018cm solid #000001">
        <style:background-image/>
      </style:table-cell-properties>
    </style:style>
    <style:style style:name="Tabella1.B66" style:family="table-cell" style:data-style-name="N0">
      <style:table-cell-properties style:vertical-align="" fo:background-color="#000000" fo:padding-left="0.191cm" fo:padding-right="0.191cm" fo:padding-top="0cm" fo:padding-bottom="0cm" fo:border="0.018cm solid #000001">
        <style:background-image/>
      </style:table-cell-properties>
    </style:style>
    <style:style style:name="Tabella1.B69" style:family="table-cell" style:data-style-name="N0">
      <style:table-cell-properties style:vertical-align="" fo:background-color="#ffffff" fo:padding="0.191cm" fo:border="none">
        <style:background-image/>
      </style:table-cell-properties>
    </style:style>
    <style:style style:name="Tabella1.B76" style:family="table-cell" style:data-style-name="N0">
      <style:table-cell-properties style:vertical-align="" fo:background-color="#ffffff" fo:padding="0.191cm" fo:border-left="none" fo:border-right="none" fo:border-top="none" fo:border-bottom="0.002cm solid #000000">
        <style:background-image/>
      </style:table-cell-properties>
    </style:style>
    <style:style style:name="Tabella1.A86" style:family="table-cell">
      <style:table-cell-properties style:vertical-align="" fo:background-color="#ffffff" fo:padding-left="0.191cm" fo:padding-right="0.191cm" fo:padding-top="0cm" fo:padding-bottom="0cm" fo:border-left="0.018cm solid #000001" fo:border-right="0.018cm solid #000001" fo:border-top="none" fo:border-bottom="0.002cm solid #000000">
        <style:background-image/>
      </style:table-cell-properties>
    </style:style>
    <style:style style:name="Tabella1.A89" style:family="table-cell">
      <style:table-cell-properties style:vertical-align="" fo:background-color="#000000" fo:padding-left="0.191cm" fo:padding-right="0.191cm" fo:padding-top="0cm" fo:padding-bottom="0cm" fo:border-left="0.018cm solid #000001" fo:border-right="0.018cm solid #000001" fo:border-top="none" fo:border-bottom="0.002cm solid #000000">
        <style:background-image/>
      </style:table-cell-properties>
    </style:style>
    <style:style style:name="Tabella1.B89" style:family="table-cell" style:data-style-name="N0">
      <style:table-cell-properties style:vertical-align="" fo:background-color="#000000" fo:padding-left="0.191cm" fo:padding-right="0.191cm" fo:padding-top="0cm" fo:padding-bottom="0cm" fo:border-left="0.018cm solid #000001" fo:border-right="0.018cm solid #000001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3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style:font-name="Calibri1"/>
    </style:style>
    <style:style style:name="P4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</style:style>
    <style:style style:name="P5" style:family="paragraph" style:parent-style-name="Standard">
      <style:paragraph-properties fo:margin-left="1.067cm" fo:margin-right="0cm" fo:margin-top="0cm" fo:margin-bottom="0cm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6" style:family="paragraph" style:parent-style-name="Standard" style:list-style-name="WWNum8">
      <style:paragraph-properties fo:margin-left="0.318cm" fo:margin-right="0cm" fo:margin-top="0cm" fo:margin-bottom="0cm" fo:line-height="0.423cm" fo:text-align="start" style:justify-single-word="false" fo:text-indent="-0.318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7" style:family="paragraph" style:parent-style-name="Standard" style:list-style-name="WWNum8">
      <style:paragraph-properties fo:margin-left="0.318cm" fo:margin-right="0cm" fo:margin-top="0cm" fo:margin-bottom="0cm" fo:line-height="0.423cm" fo:text-align="start" style:justify-single-word="false" fo:text-indent="-0.318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8" style:family="paragraph" style:parent-style-name="Standard" style:list-style-name="WWNum8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9" style:family="paragraph" style:parent-style-name="Standard" style:list-style-name="WWNum8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0" style:family="paragraph" style:parent-style-name="Standard" style:list-style-name="WWNum8">
      <style:paragraph-properties fo:margin-left="0.185cm" fo:margin-right="0.397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1">Accesso Al Sistema</text:p>
          </table:table-cell>
        </table:table-row>
        <table:table-row table:style-name="Tabella1.1">
          <table:table-cell table:style-name="Tabella1.A1" office:value-type="string">
            <text:p text:style-name="P1">Attore</text:p>
          </table:table-cell>
          <table:table-cell table:style-name="Tabella1.A1" office:value-type="string">
            <text:p text:style-name="P1">Persona</text:p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p text:style-name="P1">La Persona dispone già delle credenziali d'accesso.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7062743883288608286" text:style-name="WWNum8">
              <text:list-item text:start-value="1">
                <text:p text:style-name="P6">La persona effettua il login, &lt;&lt;include&gt;&gt; “Login Persona”. Fine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02885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5216651" text:continue-numbering="true" text:style-name="WWNum8">
              <text:list-header>
                <text:p text:style-name="P8">La Persona non dispone delle credenziali d'accesso.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Alternativo (a)</text:p>
          </table:table-cell>
          <table:table-cell table:style-name="Tabella1.A1" office:value-type="string">
            <text:list xml:id="list35211065" text:continue-numbering="true" text:style-name="WWNum8">
              <text:list-header>
                <text:p text:style-name="P8">1.a <text:s text:c="2"/>La Persona decide di registrarsi nel Sistema. </text:p>
                <text:p text:style-name="P8"><text:s text:c="9"/>&lt;&lt;include&gt;&gt; “Registrazione Persona”. Fine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192926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b)</text:p>
          </table:table-cell>
          <table:table-cell table:style-name="Tabella1.A3" office:value-type="string">
            <text:list xml:id="list35217237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</text:p>
            <text:p text:style-name="P1">Alternativo (b)</text:p>
          </table:table-cell>
          <table:table-cell table:style-name="Tabella1.A3" office:value-type="string">
            <text:list xml:id="list35196649" text:continue-numbering="true" text:style-name="WWNum8">
              <text:list-header>
                <text:p text:style-name="P8">1.b <text:s text:c="3"/>La Persona decide di uscire dal Sitema. </text:p>
                <text:p text:style-name="P8"><text:s text:c="10"/>&lt;&lt;include&gt;&gt; “Terminazione Sistema”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p text:style-name="P5"/>
          </table:table-cell>
        </table:table-row>
        <table:table-row table:style-name="Tabella1.1">
          <table:table-cell table:style-name="Tabella1.A11" office:value-type="string">
            <text:p text:style-name="P1"/>
            <text:p text:style-name="P1"/>
            <text:p text:style-name="P1"/>
          </table:table-cell>
          <table:table-cell table:style-name="Tabella1.A1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5">Registrazione Persona</text:p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p text:style-name="P5">Persona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35198894" text:continue-list="list35196649" text:style-name="WWNum8">
              <text:list-item text:start-value="1">
                <text:p text:style-name="P6">La Persona inscerisce i propri dati personali ed un Username e Password</text:p>
              </text:list-item>
              <text:list-item>
                <text:p text:style-name="P6">Il Sistema avvisa dell'avvenuta registrazione. FINE.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1">Postcondizioni</text:p>
          </table:table-cell>
          <table:table-cell table:style-name="Tabella1.A1" office:value-type="string">
            <text:list xml:id="list35225616" text:continue-numbering="true" text:style-name="WWNum8">
              <text:list-header>
                <text:p text:style-name="P8">La Persona viene registrata nel Sistema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01877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5206920" text:continue-numbering="true" text:style-name="WWNum8">
              <text:list-header>
                <text:p text:style-name="P8">L'Username scelto dalla persona è già pres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</text:p>
            <text:p text:style-name="P1">Alternativo (a)</text:p>
            <text:p text:style-name="P1"/>
          </table:table-cell>
          <table:table-cell table:style-name="Tabella1.A3" office:value-type="string">
            <text:list xml:id="list35195738" text:continue-numbering="true" text:style-name="WWNum8">
              <text:list-header>
                <text:p text:style-name="P8">2.a <text:s text:c="2"/>Il Sistema visualizza un messaggio di errore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p text:style-name="Standard"/>
          </table:table-cell>
        </table:table-row>
        <table:table-row table:style-name="Tabella1.1">
          <table:table-cell table:style-name="Tabella1.A21" office:value-type="string">
            <text:p text:style-name="Standard"/>
          </table:table-cell>
          <table:table-cell table:style-name="Tabella1.A21" office:value-type="string">
            <text:p text:style-name="Standard"/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35194960" text:continue-numbering="true" text:style-name="WWNum8">
              <text:list-header>
                <text:p text:style-name="P8">Login Persona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 </text:p>
          </table:table-cell>
          <table:table-cell table:style-name="Tabella1.A3" office:value-type="string">
            <text:list xml:id="list35220254" text:continue-numbering="true" text:style-name="WWNum8">
              <text:list-header>
                <text:p text:style-name="P8">Persona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5200855" text:continue-list="list35220254" text:style-name="WWNum8">
              <text:list-item text:start-value="1">
                <text:p text:style-name="P6">La Persona inscerisce il propro Username e Password.</text:p>
              </text:list-item>
              <text:list-item>
                <text:p text:style-name="P6">&lt;&lt;include&gt;&gt; “Utente Loggato”.Fine.</text:p>
              </text:list-item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e</text:p>
          </table:table-cell>
          <table:table-cell table:style-name="Tabella1.A3" office:value-type="string">
            <text:list xml:id="list35221425" text:continue-numbering="true" text:style-name="WWNum8">
              <text:list-header>
                <text:p text:style-name="P8">La Persona è connessa al Sistema come Ut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A3" office:value-type="string">
            <text:list xml:id="list35221189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5208078" text:continue-numbering="true" text:style-name="WWNum8">
              <text:list-header>
                <text:p text:style-name="P8">L'Username e/o la Password inseriti sono errati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35219415" text:continue-numbering="true" text:style-name="WWNum8">
              <text:list-header>
                <text:p text:style-name="P8">2.a <text:s text:c="2"/>Il Sistema visualizza un messaggio d'errore.</text:p>
                <text:p text:style-name="P8">3.a <text:s text:c="2"/>Torna a 1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list xml:id="list35199235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30">
          <table:table-cell table:style-name="Tabella1.A21" office:value-type="string">
            <text:p text:style-name="P1"/>
          </table:table-cell>
          <table:table-cell table:style-name="Tabella1.A21" office:value-type="string">
            <text:list xml:id="list35215768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35223805" text:continue-numbering="true" text:style-name="WWNum8">
              <text:list-header>
                <text:p text:style-name="P8">Terminazione Sistema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35200781" text:continue-numbering="true" text:style-name="WWNum8">
              <text:list-header>
                <text:p text:style-name="P8">Persona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5219733" text:continue-list="list35200781" text:style-name="WWNum8">
              <text:list-item text:start-value="1">
                <text:p text:style-name="P6">La Persona sceglie di scollegarsi dal Sistema.</text:p>
              </text:list-item>
              <text:list-item>
                <text:p text:style-name="P6">Il Sistema si arresta. Fine.</text:p>
              </text:list-item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list xml:id="list35208069" text:continue-numbering="true" text:style-name="WWNum8">
              <text:list-header>
                <text:p text:style-name="P8"/>
              </text:list-header>
            </text:list>
          </table:table-cell>
        </table:table-row>
        <text:soft-page-break/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35209993" text:continue-numbering="true" text:style-name="WWNum8">
              <text:list-header>
                <text:p text:style-name="P8">Utente Loggato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35208881" text:continue-numbering="true" text:style-name="WWNum8">
              <text:list-header>
                <text:p text:style-name="P8">Utent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35203342" text:continue-numbering="true" text:style-name="WWNum8">
              <text:list-header>
                <text:p text:style-name="P8">La Persona è connessa al Sistema come Ut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5214896" text:continue-list="list35203342" text:style-name="WWNum8">
              <text:list-item text:start-value="1">
                <text:p text:style-name="P6">L'Utente sceglie di registrarsi come Fruitore.</text:p>
              </text:list-item>
              <text:list-item>
                <text:p text:style-name="P6">L'Utente diventa Fruitore. &lt;&lt;include&gt;&gt;”Diventa Fruitore”. Fine.</text:p>
              </text:list-item>
            </text:list>
          </table:table-cell>
        </table:table-row>
        <table:table-row table:style-name="Tabella1.39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08599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5217577" text:continue-numbering="true" text:style-name="WWNum8">
              <text:list-header>
                <text:p text:style-name="P8">La Persona è connessa al Sistema come Ut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35207824" text:continue-numbering="true" text:style-name="WWNum8">
              <text:list-header>
                <text:p text:style-name="P8">1.a <text:s text:c="2"/>L'Utente sceglie di registrarsi come Operatore.</text:p>
              </text:list-header>
            </text:list>
            <text:p text:style-name="P1">2.a <text:s text:c="2"/>L'Utente diventa Operatore.&lt;&lt;include&gt;&gt; “Diventa Operatore”.Fine.</text:p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06840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b)</text:p>
          </table:table-cell>
          <table:table-cell table:style-name="Tabella1.A3" office:value-type="string">
            <text:list xml:id="list35220245" text:continue-numbering="true" text:style-name="WWNum8">
              <text:list-header>
                <text:p text:style-name="P8">1.b <text:s text:c="2"/>L'utente sceglie di abbandonare 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i <text:s/>(b)</text:p>
          </table:table-cell>
          <table:table-cell table:style-name="Tabella1.A3" office:value-type="string">
            <text:list xml:id="list35209267" text:continue-numbering="true" text:style-name="WWNum8">
              <text:list-header>
                <text:p text:style-name="P8">L'Utente torna ad essere una Persona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18472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c)</text:p>
          </table:table-cell>
          <table:table-cell table:style-name="Tabella1.A3" office:value-type="string">
            <text:list xml:id="list35217549" text:continue-numbering="true" text:style-name="WWNum8">
              <text:list-header>
                <text:p text:style-name="P8">L'Utente è presente come 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c)</text:p>
          </table:table-cell>
          <table:table-cell table:style-name="Tabella1.A3" office:value-type="string">
            <text:list xml:id="list35224578" text:continue-numbering="true" text:style-name="WWNum8">
              <text:list-header>
                <text:p text:style-name="P8">1.c <text:s/>L'Utente chiede di collegarsi come Fruitore.</text:p>
                <text:p text:style-name="P8">2.c <text:s/>Il Sistema collega l'Utente come Fruitore, </text:p>
                <text:p text:style-name="P8"><text:s text:c="7"/>&lt;&lt;include&gt;&gt; “Fruitore Loggato”. Fine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16230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d)</text:p>
          </table:table-cell>
          <table:table-cell table:style-name="Tabella1.A3" office:value-type="string">
            <text:list xml:id="list35208424" text:continue-numbering="true" text:style-name="WWNum8">
              <text:list-header>
                <text:p text:style-name="P8">L'Utente non è presente come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d)</text:p>
          </table:table-cell>
          <table:table-cell table:style-name="Tabella1.A3" office:value-type="string">
            <text:list xml:id="list35199622" text:continue-numbering="true" text:style-name="WWNum8">
              <text:list-header>
                <text:p text:style-name="P8">1.d <text:s/>L'Utente chiede di collegarsi come Fruitore</text:p>
                <text:p text:style-name="P8">2.d <text:s/>Il Sistema visualizza un messaggio di errore.</text:p>
                <text:p text:style-name="P8">3.d <text:s/>Torna al punto 1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07087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e)</text:p>
          </table:table-cell>
          <table:table-cell table:style-name="Tabella1.A3" office:value-type="string">
            <text:list xml:id="list35211483" text:continue-numbering="true" text:style-name="WWNum8">
              <text:list-header>
                <text:p text:style-name="P8">L'Utente è presente come Opera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e)</text:p>
          </table:table-cell>
          <table:table-cell table:style-name="Tabella1.A3" office:value-type="string">
            <text:list xml:id="list35224402" text:continue-numbering="true" text:style-name="WWNum8">
              <text:list-item>
                <text:list>
                  <text:list-header>
                    <text:p text:style-name="P8">1.e <text:s/>L'Utente sceglie di collegarsi come Operatore.</text:p>
                  </text:list-header>
                </text:list>
              </text:list-item>
            </text:list>
            <text:p text:style-name="P1">2.e <text:s/>Il Sistema collega l'Utente come Operatore. &lt;&lt;include&gt;&gt; </text:p>
            <text:p text:style-name="P1"><text:s text:c="8"/>“Operatore Loggato”. Fine.</text:p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197486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f)</text:p>
          </table:table-cell>
          <table:table-cell table:style-name="Tabella1.A3" office:value-type="string">
            <text:list xml:id="list35217990" text:continue-numbering="true" text:style-name="WWNum8">
              <text:list-header>
                <text:p text:style-name="P8">L'Utente non è presente come Opera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f)</text:p>
          </table:table-cell>
          <table:table-cell table:style-name="Tabella1.A3" office:value-type="string">
            <text:list xml:id="list35198375" text:continue-numbering="true" text:style-name="WWNum8">
              <text:list-header>
                <text:p text:style-name="P8">1.f <text:s/>L'Utente chiede di collegarsi come Operatore.</text:p>
                <text:p text:style-name="P8">2.f <text:s/>Il Sistema visualizza un messaggio d'errore.</text:p>
                <text:p text:style-name="P8">3.f <text:s/>Torna al punto 1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list xml:id="list35203962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A21" office:value-type="string">
            <text:list xml:id="list35211617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35210254" text:continue-numbering="true" text:style-name="WWNum8">
              <text:list-header>
                <text:p text:style-name="P8">Fruitore Loggato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35209102" text:continue-numbering="true" text:style-name="WWNum8">
              <text:list-header>
                <text:p text:style-name="P8">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35197027" text:continue-numbering="true" text:style-name="WWNum8">
              <text:list-header>
                <text:p text:style-name="P8">Manchino X giorni o meno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5193364" text:continue-list="list35197027" text:style-name="WWNum8">
              <text:list-item text:start-value="1">
                <text:p text:style-name="P6">Il Fruitore rinnova la sua iscrizione.</text:p>
              </text:list-item>
              <text:list-item>
                <text:p text:style-name="P6">Viene effettuato il rinnovo dell'iscrizione, </text:p>
                <text:p text:style-name="P6"><text:s text:c="4"/>&lt;&lt;include&gt;&gt;”Rinnovo Iscrizione”. Fine.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5206630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5200883" text:continue-numbering="true" text:style-name="WWNum8">
              <text:list-header>
                <text:p text:style-name="P8">Manchino più di X giorni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35206321" text:continue-numbering="true" text:style-name="WWNum8">
              <text:list-header>
                <text:p text:style-name="P8">2.a <text:s/>Il Sistema visualizza un messaggio d'errore. Fine.</text:p>
              </text:list-header>
            </text:list>
          </table:table-cell>
        </table:table-row>
        <table:table-row table:style-name="Tabella1.1">
          <table:table-cell table:style-name="Tabella1.A66" office:value-type="string">
            <text:p text:style-name="P1"/>
          </table:table-cell>
          <table:table-cell table:style-name="Tabella1.B66">
            <text:list xml:id="list35200119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b)</text:p>
          </table:table-cell>
          <table:table-cell table:style-name="Tabella1.A3" office:value-type="string">
            <text:list xml:id="list35215127" text:continue-numbering="true" text:style-name="WWNum8">
              <text:list-header>
                <text:p text:style-name="P8">1.b <text:s/>Il Frui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i (b)</text:p>
          </table:table-cell>
          <table:table-cell table:style-name="Tabella1.A3" office:value-type="string">
            <text:list xml:id="list35215378" text:continue-numbering="true" text:style-name="WWNum8">
              <text:list-header>
                <text:p text:style-name="P8">Il Fruitore torna ad essete un Utente.</text:p>
              </text:list-header>
            </text:list>
          </table:table-cell>
        </table:table-row>
        <text:soft-page-break/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5221121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5199808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list xml:id="list35213390" text:continue-numbering="true" text:style-name="WWNum8">
              <text:list-header>
                <text:p text:style-name="P8">Rinnovo Iscrizion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35200241" text:continue-numbering="true" text:style-name="WWNum8">
              <text:list-header>
                <text:p text:style-name="P8">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35216019" text:continue-numbering="true" text:style-name="WWNum8">
              <text:list-header>
                <text:p text:style-name="P8">Manchino X giorni alla scadenza dell'iscrizio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5209793" text:continue-list="list35216019" text:style-name="WWNum8">
              <text:list-item text:start-value="1">
                <text:p text:style-name="P6">Il Sistema aggiorna la data di fine iscrizione del Fruitore. Fine.</text:p>
              </text:list-item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5211239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B76">
            <text:list xml:id="list35218835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Nome</text:p>
          </table:table-cell>
          <table:table-cell table:style-name="Tabella1.A3" office:value-type="string">
            <text:p text:style-name="P2">Operatore Loggato</text:p>
          </table:table-cell>
        </table:table-row>
        <table:table-row table:style-name="Tabella1.1">
          <table:table-cell table:style-name="Tabella1.A3" office:value-type="string">
            <text:p text:style-name="P2">Attore</text:p>
            <text:p text:style-name="P2">Principale</text:p>
          </table:table-cell>
          <table:table-cell table:style-name="Tabella1.A3" office:value-type="string">
            <text:p text:style-name="P2">Operatore</text:p>
          </table:table-cell>
        </table:table-row>
        <table:table-row table:style-name="Tabella1.1">
          <table:table-cell table:style-name="Tabella1.A3" office:value-type="string">
            <text:p text:style-name="P3">Precondizioni</text:p>
          </table:table-cell>
          <table:table-cell table:style-name="Tabella1.A3" office:value-type="string">
            <text:list xml:id="list35197611" text:continue-numbering="true" text:style-name="WWNum8">
              <text:list-header>
                <text:p text:style-name="P7"><text:s text:c="4"/>L'utente sia loggato come opera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Principale</text:p>
          </table:table-cell>
          <table:table-cell table:style-name="Tabella1.A3" office:value-type="string">
            <text:list xml:id="list35193662" text:continue-numbering="true" text:style-name="WWNum8">
              <text:list-item>
                <text:p text:style-name="P7">Il Sistema mostra all'Operatore le operazioni che può compiere.</text:p>
              </text:list-item>
              <text:list-item>
                <text:p text:style-name="P7">L'operatore richiede al Sistema di visualizzate tutti i Fruitori.</text:p>
              </text:list-item>
              <text:list-item>
                <text:p text:style-name="P7">Il Sistema visualizza la lista di tutti i Fruitori. Torna a 1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35220329" text:continue-numbering="true" text:style-name="WWNum8">
              <text:list-header>
                <text:p text:style-name="P7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a)</text:p>
          </table:table-cell>
          <table:table-cell table:style-name="Tabella1.A3" office:value-type="string">
            <text:list xml:id="list35217648" text:continue-numbering="true" text:style-name="WWNum8">
              <text:list-header>
                <text:p text:style-name="P9">1.a <text:s/>L'Opera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Postcondizioni scenario alternativo</text:p>
          </table:table-cell>
          <table:table-cell table:style-name="Tabella1.A3" office:value-type="string">
            <text:list xml:id="list35201847" text:continue-numbering="true" text:style-name="WWNum8">
              <text:list-header>
                <text:p text:style-name="P9"><text:s text:c="6"/>L'Operatore torna ad essere un Utente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5204348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B76">
            <text:list xml:id="list35205711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Nome</text:p>
          </table:table-cell>
          <table:table-cell table:style-name="Tabella1.A86" office:value-type="string">
            <text:list xml:id="list35208482" text:continue-numbering="true" text:style-name="WWNum8">
              <text:list-header>
                <text:p text:style-name="P8">Diventa Fruitore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Precondizioni</text:p>
          </table:table-cell>
          <table:table-cell table:style-name="Tabella1.A86" office:value-type="string">
            <text:list xml:id="list35193906" text:continue-numbering="true" text:style-name="WWNum8">
              <text:list-header>
                <text:p text:style-name="P8">L'Utene è maggiorenne e non è registrato come Fruitore.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Scenario Principale</text:p>
          </table:table-cell>
          <table:table-cell table:style-name="Tabella1.A86" office:value-type="string">
            <text:list xml:id="list35197081" text:continue-numbering="true" text:style-name="WWNum8">
              <text:list-header>
                <text:p text:style-name="P8">1. <text:s/>L'Utente viene inserito nel sistema anche come Fruitore. Fine.</text:p>
              </text:list-header>
            </text:list>
          </table:table-cell>
        </table:table-row>
        <table:table-row table:style-name="Tabella1.1">
          <table:table-cell table:style-name="Tabella1.A89" office:value-type="string">
            <text:p text:style-name="P1"/>
          </table:table-cell>
          <table:table-cell table:style-name="Tabella1.B89">
            <text:list xml:id="list35208718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Precondizioni (a)</text:p>
          </table:table-cell>
          <table:table-cell table:style-name="Tabella1.A86" office:value-type="string">
            <text:list xml:id="list35198817" text:continue-numbering="true" text:style-name="WWNum8">
              <text:list-header>
                <text:p text:style-name="P8">L'Utente è già registrato come Fruitore o non è maggiorenne.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Scenario Alternativo (a)</text:p>
          </table:table-cell>
          <table:table-cell table:style-name="Tabella1.A86" office:value-type="string">
            <text:list xml:id="list35199304" text:continue-numbering="true" text:style-name="WWNum8">
              <text:list-header>
                <text:p text:style-name="P8">1.a <text:s/>Il Sistema visualizza un messaggio d'errore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5197218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B76">
            <text:list xml:id="list35224403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Nome</text:p>
          </table:table-cell>
          <table:table-cell table:style-name="Tabella1.A86" office:value-type="string">
            <text:list xml:id="list35203121" text:continue-numbering="true" text:style-name="WWNum8">
              <text:list-header>
                <text:p text:style-name="P8">Diventa Operatore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Attori </text:p>
          </table:table-cell>
          <table:table-cell table:style-name="Tabella1.A86" office:value-type="string">
            <text:list xml:id="list35224890" text:continue-numbering="true" text:style-name="WWNum8">
              <text:list-header>
                <text:p text:style-name="P8">Utente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Precondizioni</text:p>
          </table:table-cell>
          <table:table-cell table:style-name="Tabella1.A86" office:value-type="string">
            <text:list xml:id="list35213667" text:continue-numbering="true" text:style-name="WWNum8">
              <text:list-header>
                <text:p text:style-name="P8">L'Utente non è già registrato come Operatore.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Scenario Principale</text:p>
          </table:table-cell>
          <table:table-cell table:style-name="Tabella1.A86" office:value-type="string">
            <text:list xml:id="list35219596" text:continue-numbering="true" text:style-name="WWNum8">
              <text:list-header>
                <text:p text:style-name="P8">1. <text:s text:c="2"/>L'Utente viene insetiro all'interno del Sistema anche come Operatore.</text:p>
                <text:p text:style-name="P8"><text:s text:c="7"/>Fine.</text:p>
              </text:list-header>
            </text:list>
          </table:table-cell>
        </table:table-row>
        <table:table-row table:style-name="Tabella1.1">
          <table:table-cell table:style-name="Tabella1.A89" office:value-type="string">
            <text:p text:style-name="P1"/>
          </table:table-cell>
          <table:table-cell table:style-name="Tabella1.B89">
            <text:list xml:id="list35225561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Precondizioni (a)</text:p>
          </table:table-cell>
          <table:table-cell table:style-name="Tabella1.A86" office:value-type="string">
            <text:list xml:id="list35200132" text:continue-numbering="true" text:style-name="WWNum8">
              <text:list-header>
                <text:p text:style-name="P8">L'Utente è già registrato come Operatore.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Scenario Alternativo (a)</text:p>
          </table:table-cell>
          <table:table-cell table:style-name="Tabella1.A86" office:value-type="string">
            <text:list xml:id="list35222521" text:continue-numbering="true" text:style-name="WWNum8">
              <text:list-header>
                <text:p text:style-name="P8">1.a <text:s/>Il Sistema visualizza un messaggio d'errore. Fine.</text:p>
              </text:list-header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0-02T15:01:18.89</dc:date>
    <meta:generator>OpenOffice/4.1.3$Win32 OpenOffice.org_project/413m1$Build-9783</meta:generator>
    <meta:editing-duration>PT2H34M20S</meta:editing-duration>
    <meta:editing-cycles>63</meta:editing-cycles>
    <meta:document-statistic meta:table-count="1" meta:image-count="0" meta:object-count="0" meta:page-count="3" meta:paragraph-count="164" meta:word-count="659" meta:character-count="4704"/>
  </office:meta>
</office:document-meta>
</file>